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fo:font-size="14pt" officeooo:rsid="00190bb1" officeooo:paragraph-rsid="00190bb1" style:font-size-asian="14pt" style:font-size-complex="14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190bb1" style:font-name-asian="Times New Roman3" style:font-size-asian="14pt" style:font-weight-asian="bold" style:font-name-complex="Times New Roman3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4aaabe" style:font-name-asian="Times New Roman3" style:font-size-asian="14pt" style:font-weight-asian="bold" style:font-name-complex="Times New Roman3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688987" officeooo:paragraph-rsid="00688987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officeooo:paragraph-rsid="0066ea18" style:font-size-asian="12pt" style:font-size-complex="12p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language="en" fo:country="US" fo:font-weight="bold" style:font-name-asian="Times New Roman3" style:font-weight-asian="bold" style:font-name-complex="Times New Roman3"/>
    </style:style>
    <style:style style:name="T2" style:family="text">
      <style:text-properties style:font-name="Times New Roman1" fo:language="en" fo:country="US" fo:font-weight="bold" officeooo:rsid="005f6a0a" style:font-name-asian="Times New Roman3" style:font-weight-asian="bold" style:font-name-complex="Times New Roman3"/>
    </style:style>
    <style:style style:name="T3" style:family="text">
      <style:text-properties style:font-name="Times New Roman1" fo:language="en" fo:country="US" fo:font-weight="bold" officeooo:rsid="0065168b" style:font-name-asian="Times New Roman3" style:font-weight-asian="bold" style:font-name-complex="Times New Roman3"/>
    </style:style>
    <style:style style:name="T4" style:family="text">
      <style:text-properties style:font-name="Times New Roman1" fo:language="en" fo:country="US" fo:font-weight="bold" officeooo:rsid="00688987" style:font-name-asian="Times New Roman3" style:font-weight-asian="bold" style:font-name-complex="Times New Roman3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7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22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43cm" fo:min-width="1.68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89cm" fo:min-width="0.66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1cm" fo:min-width="2.1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89cm" fo:min-width="0.50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46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6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7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7" svg:x1="-0.032cm" svg:y1="23.171cm" svg:x2="-0.03cm" svg:y2="24.658cm"><text:p/></draw:line><draw:line draw:name="Line 13" draw:style-name="gr3" draw:text-style-name="P7" svg:x1="-0.933cm" svg:y1="23.153cm" svg:x2="17.411cm" svg:y2="23.155cm"><text:p/></draw:line><draw:line draw:name="Line 14" draw:style-name="gr3" draw:text-style-name="P7" svg:x1="1.063cm" svg:y1="23.18cm" svg:x2="1.065cm" svg:y2="27.188cm"><text:p/></draw:line><draw:line draw:name="Line 15" draw:style-name="gr3" draw:text-style-name="P7" svg:x1="3.575cm" svg:y1="23.18cm" svg:x2="3.577cm" svg:y2="27.188cm"><text:p/></draw:line><draw:line draw:name="Line 16" draw:style-name="gr3" draw:text-style-name="P7" svg:x1="5.082cm" svg:y1="23.18cm" svg:x2="5.084cm" svg:y2="27.188cm"><text:p/></draw:line><draw:line draw:name="Line 17" draw:style-name="gr3" draw:text-style-name="P7" svg:x1="6.087cm" svg:y1="23.171cm" svg:x2="6.089cm" svg:y2="27.178cm"><text:p/></draw:line><draw:line draw:name="Line 18" draw:style-name="gr3" draw:text-style-name="P7" svg:x1="13.617cm" svg:y1="24.684cm" svg:x2="13.621cm" svg:y2="25.677cm"><text:p/></draw:line><draw:line draw:name="Line 19" draw:style-name="gr4" draw:text-style-name="P7" svg:x1="-0.933cm" svg:y1="26.19cm" svg:x2="6.069cm" svg:y2="26.194cm"><text:p/></draw:line><draw:line draw:name="Line 20" draw:style-name="gr4" draw:text-style-name="P7" svg:x1="-0.933cm" svg:y1="26.697cm" svg:x2="6.069cm" svg:y2="26.697cm"><text:p/></draw:line><draw:custom-shape draw:name="Rectangle 21" draw:style-name="gr5" draw:text-style-name="P9" svg:width="0.809cm" svg:height="0.444cm" svg:x="-0.893cm" svg:y="24.213cm"><text:p text:style-name="P8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9" svg:width="1.01cm" svg:height="0.444cm" svg:x="0.025cm" svg:y="24.213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9" svg:width="2.364cm" svg:height="0.444cm" svg:x="1.139cm" svg:y="24.213cm"><text:p text:style-name="P8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9" svg:width="1.41cm" svg:height="0.444cm" svg:x="3.635cm" svg:y="24.213cm"><text:p text:style-name="P8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9" svg:width="0.918cm" svg:height="0.444cm" svg:x="5.124cm" svg:y="24.213cm"><text:p text:style-name="P8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9" svg:width="1.352cm" svg:height="0.444cm" svg:x="13.693cm" svg:y="24.707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9" svg:width="1.352cm" svg:height="0.444cm" svg:x="13.693cm" svg:y="25.23cm"><text:p text:style-name="P8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0" svg:width="11.17cm" svg:height="0.683cm" svg:x="6.186cm" svg:y="23.594cm"><text:p text:style-name="P8"><text:span text:style-name="T6">БДАС.450102.002 Д5</text:span></text:p><text:p text:style-name="P8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7" svg:x1="-0.931cm" svg:y1="24.668cm" svg:x2="17.413cm" svg:y2="24.67cm"><text:p/></draw:line><draw:line draw:name="Line 30" draw:style-name="gr3" draw:text-style-name="P7" svg:x1="-0.919cm" svg:y1="24.169cm" svg:x2="6.081cm" svg:y2="24.171cm"><text:p/></draw:line><draw:line draw:name="Line 31" draw:style-name="gr4" draw:text-style-name="P7" svg:x1="-0.933cm" svg:y1="23.661cm" svg:x2="6.069cm" svg:y2="23.663cm"><text:p/></draw:line><draw:line draw:name="Line 32" draw:style-name="gr4" draw:text-style-name="P7" svg:x1="-0.933cm" svg:y1="25.682cm" svg:x2="6.069cm" svg:y2="25.682cm"><text:p/></draw:line><draw:line draw:name="Line 33" draw:style-name="gr4" draw:text-style-name="P7" svg:x1="-0.933cm" svg:y1="25.175cm" svg:x2="6.069cm" svg:y2="25.177cm"><text:p/></draw:line><draw:g draw:name="Group 34" draw:style-name="gr12"><draw:custom-shape draw:name="Rectangle 35" draw:style-name="gr13" draw:text-style-name="P12" svg:width="3.537cm" svg:height="0.444cm" svg:x="-0.907cm" svg:y="24.721cm"><text:p text:style-name="P11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3" svg:width="4.278cm" svg:height="0.444cm" svg:x="2.806cm" svg:y="24.721cm"><text:p text:style-name="P11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2" svg:width="1.953cm" svg:height="0.444cm" svg:x="-0.907cm" svg:y="25.726cm"><text:p text:style-name="P11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7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2" svg:width="1.953cm" svg:height="0.444cm" svg:x="-0.907cm" svg:y="26.222cm"><text:p text:style-name="P11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2" svg:width="2.364cm" svg:height="0.444cm" svg:x="1.139cm" svg:y="26.222cm"><text:p text:style-name="P11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2" svg:width="1.953cm" svg:height="0.444cm" svg:x="-0.907cm" svg:y="26.716cm"><text:p text:style-name="P11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2" svg:width="2.364cm" svg:height="0.444cm" svg:x="1.139cm" svg:y="26.716cm"><text:p text:style-name="P11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7" svg:x1="12.11cm" svg:y1="24.684cm" svg:x2="12.112cm" svg:y2="27.178cm"><text:p/></draw:line><draw:custom-shape draw:name="Rectangle 50" draw:style-name="gr19" draw:text-style-name="P14" svg:width="5.781cm" svg:height="2.306cm" svg:x="6.212cm" svg:y="24.786cm"><text:p text:style-name="P8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7" svg:x1="12.123cm" svg:y1="25.176cm" svg:x2="17.421cm" svg:y2="25.178cm"><text:p/></draw:line><draw:line draw:name="Line 52" draw:style-name="gr3" draw:text-style-name="P7" svg:x1="12.122cm" svg:y1="25.682cm" svg:x2="17.422cm" svg:y2="25.686cm"><text:p/></draw:line><draw:line draw:name="Line 53" draw:style-name="gr3" draw:text-style-name="P7" svg:x1="15.124cm" svg:y1="24.684cm" svg:x2="15.128cm" svg:y2="25.677cm"><text:p/></draw:line><draw:custom-shape draw:name="Rectangle 54" draw:style-name="gr20" draw:text-style-name="P9" svg:width="1.354cm" svg:height="0.444cm" svg:x="12.192cm" svg:y="24.707cm"><text:p text:style-name="P8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9" svg:width="2.133cm" svg:height="0.444cm" svg:x="15.208cm" svg:y="24.707cm"><text:p text:style-name="P8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16" svg:width="2.133cm" svg:height="0.442cm" svg:x="15.221cm" svg:y="25.232cm"><text:p text:style-name="P15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7" svg:x1="12.612cm" svg:y1="25.189cm" svg:x2="12.614cm" svg:y2="25.673cm"><text:p/></draw:line><draw:line draw:name="Line 58" draw:style-name="gr4" draw:text-style-name="P7" svg:x1="13.113cm" svg:y1="25.191cm" svg:x2="13.115cm" svg:y2="25.675cm"><text:p/></draw:line><draw:custom-shape draw:name="Rectangle 59" draw:style-name="gr23" draw:text-style-name="P10" svg:width="5.15cm" svg:height="0.63cm" svg:x="12.192cm" svg:y="26.086cm"><text:p text:style-name="P8"><text:span text:style-name="T11">БДАС СП-741 </text:span></text:p><text:p text:style-name="P8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4">Д</text:span></text:h>
      <text:h text:style-name="P3" text:outline-level="1"/>
      <text:h text:style-name="P5" text:outline-level="1"><text:span text:style-name="T1">Блок-схема алгарытму пераразліку нагрузкі</text:span></text:h>
      <text:h text:style-name="P4" text:outline-level="1"/>
      <text:p text:style-name="P6"><draw:g text:anchor-type="as-char" draw:z-index="1" draw:name="Shape1" draw:style-name="gr24"><draw:custom-shape draw:style-name="gr25" draw:text-style-name="P18" svg:width="4.4cm" svg:height="1.172cm" svg:x="0.101cm" svg:y="0cm"><text:p text:style-name="P17"><text:span text:style-name="T13">Пачата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line draw:style-name="gr26" draw:text-style-name="P19" svg:x1="2.268cm" svg:y1="1.199cm" svg:x2="2.268cm" svg:y2="1.799cm"><text:p/></draw:line><draw:line draw:style-name="gr26" draw:text-style-name="P19" svg:x1="2.269cm" svg:y1="1.2cm" svg:x2="2.269cm" svg:y2="1.8cm"><text:p/></draw:line><draw:line draw:style-name="gr26" draw:text-style-name="P19" svg:x1="2.268cm" svg:y1="3.201cm" svg:x2="2.268cm" svg:y2="3.701cm"><text:p/></draw:line><draw:g draw:style-name="gr12"><draw:line draw:style-name="gr26" draw:text-style-name="P19" svg:x1="0.1cm" svg:y1="3.201cm" svg:x2="4.5cm" svg:y2="3.201cm"><text:p/></draw:line><draw:line draw:style-name="gr26" draw:text-style-name="P19" svg:x1="0.113cm" svg:y1="3.201cm" svg:x2="0.113cm" svg:y2="2.201cm"><text:p/></draw:line><draw:line draw:style-name="gr26" draw:text-style-name="P19" svg:x1="4.513cm" svg:y1="3.201cm" svg:x2="4.513cm" svg:y2="2.201cm"><text:p/></draw:line><draw:line draw:style-name="gr26" draw:text-style-name="P19" svg:x1="0.113cm" svg:y1="2.2cm" svg:x2="0.413cm" svg:y2="1.8cm"><text:p/></draw:line><draw:line draw:style-name="gr26" draw:text-style-name="P19" svg:x1="0.4cm" svg:y1="1.799cm" svg:x2="4.1cm" svg:y2="1.799cm"><text:p/></draw:line><draw:line draw:style-name="gr26" draw:text-style-name="P19" svg:x1="4.113cm" svg:y1="1.8cm" svg:x2="4.513cm" svg:y2="2.2cm"><text:p/></draw:line></draw:g><draw:g draw:style-name="gr12"><draw:line draw:style-name="gr26" draw:text-style-name="P19" svg:x1="6.087cm" svg:y1="10.6cm" svg:x2="10.487cm" svg:y2="10.6cm"><text:p/></draw:line><draw:line draw:style-name="gr26" draw:text-style-name="P19" svg:x1="6.1cm" svg:y1="10.599cm" svg:x2="6.1cm" svg:y2="11.598cm"><text:p/></draw:line><draw:line draw:style-name="gr26" draw:text-style-name="P19" svg:x1="10.5cm" svg:y1="10.599cm" svg:x2="10.5cm" svg:y2="11.598cm"><text:p/></draw:line><draw:line draw:style-name="gr26" draw:text-style-name="P19" svg:x1="6.1cm" svg:y1="11.599cm" svg:x2="6.4cm" svg:y2="11.999cm"><text:p/></draw:line><draw:line draw:style-name="gr26" draw:text-style-name="P19" svg:x1="6.387cm" svg:y1="12.003cm" svg:x2="10.087cm" svg:y2="12.003cm"><text:p/></draw:line><draw:line draw:style-name="gr26" draw:text-style-name="P19" svg:x1="10.1cm" svg:y1="11.999cm" svg:x2="10.5cm" svg:y2="11.599cm"><text:p/></draw:line></draw:g><draw:frame draw:style-name="gr27" draw:text-style-name="P20" svg:width="4.601cm" svg:height="1.502cm" svg:x="0cm" svg:y="1.699cm"><draw:text-box><text:p text:style-name="P17"><text:span text:style-name="T13">Ц</text:span><text:span text:style-name="T13">ы</text:span><text:span text:style-name="T13">к</text:span><text:span text:style-name="T13">л</text:span><text:span text:style-name="T13"> </text:span><text:span text:style-name="T13">п</text:span><text:span text:style-name="T13">а</text:span><text:span text:style-name="T13"><text:line-break/></text:span><text:span text:style-name="T13">і</text:span><text:span text:style-name="T13">н</text:span><text:span text:style-name="T13">т</text:span><text:span text:style-name="T13">э</text:span><text:span text:style-name="T13">р</text:span><text:span text:style-name="T13">ф</text:span><text:span text:style-name="T13">е</text:span><text:span text:style-name="T13">й</text:span><text:span text:style-name="T13">с</text:span><text:span text:style-name="T13">а</text:span><text:span text:style-name="T13">х</text:span></text:p></draw:text-box></draw:frame><draw:custom-shape draw:style-name="gr28" draw:text-style-name="P18" svg:width="4.4cm" svg:height="1.401cm" svg:x="0.101cm" svg:y="3.699cm"><text:p text:style-name="P17"><text:span text:style-name="T13">Атрымаць значэнні</text:span><text:span text:style-name="T13"><text:line-break/></text:span><text:span text:style-name="T13">old_txload,</text:span><text:span text:style-name="T13"><text:line-break/></text:span><text:span text:style-name="T13">current_txload</text:span></text:p><draw:enhanced-geometry svg:viewBox="0 0 21600 21600" draw:type="rectangle" draw:enhanced-path="M 0 0 L 21600 0 21600 21600 0 21600 0 0 Z N"/></draw:custom-shape><draw:custom-shape draw:style-name="gr28" draw:text-style-name="P18" svg:width="4.4cm" svg:height="1.401cm" svg:x="0.101cm" svg:y="5.6cm"><text:p text:style-name="P17"><text:span text:style-name="T13">new_txload :=</text:span><text:span text:style-name="T13"><text:line-break/></text:span><text:span text:style-name="T13">(формула 2.2)</text:span></text:p><draw:enhanced-geometry svg:viewBox="0 0 21600 21600" draw:type="rectangle" draw:enhanced-path="M 0 0 L 21600 0 21600 21600 0 21600 0 0 Z N"/></draw:custom-shape><draw:line draw:style-name="gr26" draw:text-style-name="P19" svg:x1="2.268cm" svg:y1="5.101cm" svg:x2="2.268cm" svg:y2="5.601cm"><text:p/></draw:line><draw:line draw:style-name="gr26" draw:text-style-name="P19" svg:x1="2.268cm" svg:y1="7.004cm" svg:x2="2.268cm" svg:y2="7.504cm"><text:p/></draw:line><draw:custom-shape draw:style-name="gr29" draw:text-style-name="P18" svg:width="4.4cm" svg:height="1.401cm" svg:x="0.074cm" svg:y="9.4cm"><text:p text:style-name="P17"><text:span text:style-name="T13">diff &gt; threshol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8" draw:text-style-name="P18" svg:width="4.4cm" svg:height="1.401cm" svg:x="0.101cm" svg:y="7.5cm"><text:p text:style-name="P17"><text:span text:style-name="T13">diff :=</text:span><text:span text:style-name="T13"><text:line-break/></text:span><text:span text:style-name="T13">|new_txload - old_txload|</text:span></text:p><draw:enhanced-geometry svg:viewBox="0 0 21600 21600" draw:type="rectangle" draw:enhanced-path="M 0 0 L 21600 0 21600 21600 0 21600 0 0 Z N"/></draw:custom-shape><draw:line draw:style-name="gr26" draw:text-style-name="P19" svg:x1="2.268cm" svg:y1="8.902cm" svg:x2="2.268cm" svg:y2="9.402cm"><text:p/></draw:line><draw:custom-shape draw:style-name="gr28" draw:text-style-name="P18" svg:width="4.4cm" svg:height="1.401cm" svg:x="0.101cm" svg:y="11.301cm"><text:p text:style-name="P17"><text:span text:style-name="T13">Устанавіць новае</text:span><text:span text:style-name="T13"><text:line-break/></text:span><text:span text:style-name="T13">значэнне нагрузкі</text:span><text:span text:style-name="T13"><text:line-break/></text:span><text:span text:style-name="T13">на інтэрфейсе</text:span></text:p><draw:enhanced-geometry svg:viewBox="0 0 21600 21600" draw:type="rectangle" draw:enhanced-path="M 0 0 L 21600 0 21600 21600 0 21600 0 0 Z N"/></draw:custom-shape><draw:line draw:style-name="gr26" draw:text-style-name="P19" svg:x1="2.268cm" svg:y1="10.802cm" svg:x2="2.268cm" svg:y2="11.302cm"><text:p/></draw:line><draw:line draw:style-name="gr26" draw:text-style-name="P19" svg:x1="2.268cm" svg:y1="12.705cm" svg:x2="2.268cm" svg:y2="13.205cm"><text:p/></draw:line><draw:custom-shape draw:style-name="gr28" draw:text-style-name="P18" svg:width="4.4cm" svg:height="1.401cm" svg:x="0.101cm" svg:y="13.201cm"><text:p text:style-name="P17"><text:span text:style-name="T13">Абнавіць</text:span><text:span text:style-name="T13"><text:line-break/></text:span><text:span text:style-name="T13">тапалогію сеткі</text:span><text:span text:style-name="T13"><text:line-break/></text:span><text:span text:style-name="T13">на маршрутызатары</text:span></text:p><draw:enhanced-geometry svg:viewBox="0 0 21600 21600" draw:type="rectangle" draw:enhanced-path="M 0 0 L 21600 0 21600 21600 0 21600 0 0 Z N"/></draw:custom-shape><draw:frame draw:style-name="gr30" draw:text-style-name="P22" svg:width="1.184cm" svg:height="0.761cm" svg:x="2.6cm" svg:y="10.59cm"><draw:text-box><text:p text:style-name="P21"><text:span text:style-name="T13">Т</text:span><text:span text:style-name="T13">а</text:span><text:span text:style-name="T13">к</text:span></text:p></draw:text-box></draw:frame><draw:custom-shape draw:style-name="gr31" draw:text-style-name="P18" svg:width="4.4cm" svg:height="1.401cm" svg:x="0.101cm" svg:y="15.099cm"><text:p text:style-name="P17"><text:span text:style-name="T13">Вывесці</text:span><text:span text:style-name="T13"><text:line-break/></text:span><text:span text:style-name="T13">паведамленне</text:span><text:span text:style-name="T13"><text:line-break/></text:span><text:span text:style-name="T13">аб абнаўленні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26" draw:text-style-name="P19" svg:x1="2.268cm" svg:y1="14.603cm" svg:x2="2.268cm" svg:y2="15.103cm"><text:p/></draw:line><draw:line draw:style-name="gr32" draw:text-style-name="P23" svg:x1="4.4cm" svg:y1="10.099cm" svg:x2="8.3cm" svg:y2="10.099cm"><text:p/></draw:line><draw:line draw:style-name="gr26" draw:text-style-name="P19" svg:x1="8.294cm" svg:y1="10.102cm" svg:x2="8.294cm" svg:y2="10.602cm"><text:p/></draw:line><draw:frame draw:style-name="gr33" draw:text-style-name="P22" svg:width="1.027cm" svg:height="0.761cm" svg:x="4.734cm" svg:y="9.391cm"><draw:text-box><text:p text:style-name="P21"><text:span text:style-name="T13">Н</text:span><text:span text:style-name="T13">е</text:span></text:p></draw:text-box></draw:frame><draw:frame draw:style-name="gr34" draw:text-style-name="P20" svg:width="4.599cm" svg:height="1.735cm" svg:x="6.001cm" svg:y="10.382cm"><draw:text-box><text:p text:style-name="P17"><text:span text:style-name="T13">П</text:span><text:span text:style-name="T13">е</text:span><text:span text:style-name="T13">р</text:span><text:span text:style-name="T13">а</text:span><text:span text:style-name="T13">х</text:span><text:span text:style-name="T13">о</text:span><text:span text:style-name="T13">д</text:span><text:span text:style-name="T13"> </text:span><text:span text:style-name="T13">д</text:span><text:span text:style-name="T13">а</text:span><text:span text:style-name="T13"><text:line-break/></text:span><text:span text:style-name="T13">н</text:span><text:span text:style-name="T13">а</text:span><text:span text:style-name="T13">с</text:span><text:span text:style-name="T13">т</text:span><text:span text:style-name="T13">у</text:span><text:span text:style-name="T13">п</text:span><text:span text:style-name="T13">н</text:span><text:span text:style-name="T13">а</text:span><text:span text:style-name="T13">г</text:span><text:span text:style-name="T13">а</text:span><text:span text:style-name="T13"><text:line-break/></text:span><text:span text:style-name="T13">і</text:span><text:span text:style-name="T13">н</text:span><text:span text:style-name="T13">т</text:span><text:span text:style-name="T13">э</text:span><text:span text:style-name="T13">р</text:span><text:span text:style-name="T13">ф</text:span><text:span text:style-name="T13">е</text:span><text:span text:style-name="T13">й</text:span><text:span text:style-name="T13">с</text:span><text:span text:style-name="T13">а</text:span></text:p></draw:text-box></draw:frame><draw:line draw:style-name="gr32" draw:text-style-name="P23" svg:x1="8.278cm" svg:y1="12.003cm" svg:x2="8.3cm" svg:y2="17.003cm"><text:p/></draw:line><draw:line draw:style-name="gr32" draw:text-style-name="P23" svg:x1="8.3cm" svg:y1="17cm" svg:x2="2.3cm" svg:y2="17cm"><text:p/></draw:line><draw:line draw:style-name="gr26" draw:text-style-name="P19" svg:x1="2.268cm" svg:y1="16.503cm" svg:x2="2.268cm" svg:y2="17.003cm"><text:p/></draw:line><draw:line draw:style-name="gr26" draw:text-style-name="P19" svg:x1="2.268cm" svg:y1="17.003cm" svg:x2="2.268cm" svg:y2="17.503cm"><text:p/></draw:line><draw:custom-shape draw:style-name="gr35" draw:text-style-name="P18" svg:width="4.4cm" svg:height="1.174cm" svg:x="0.076cm" svg:y="17.5cm"><text:p text:style-name="P17"><text:span text:style-name="T13">Ка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3" style:font-family-asian="'Times New Roman'" style:font-family-generic-asian="system" style:font-pitch-asian="variable" style:font-size-asian="14pt" style:language-asian="ru" style:country-asian="RU" style:font-style-asian="italic" style:font-name-complex="Times New Roman3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4</meta:editing-cycles>
    <meta:creation-date>2020-05-29T13:01:00</meta:creation-date>
    <dc:date>2020-06-09T21:11:06.733627439</dc:date>
    <meta:editing-duration>PT1H54M52S</meta:editing-duration>
    <meta:generator>LibreOffice/6.1.5.2$Linux_X86_64 LibreOffice_project/10$Build-2</meta:generator>
    <meta:document-statistic meta:table-count="0" meta:image-count="0" meta:object-count="0" meta:page-count="1" meta:paragraph-count="3" meta:word-count="6" meta:character-count="50" meta:non-whitespace-character-count="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